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normal" officeooo:rsid="0001b504" officeooo:paragraph-rsid="0001b504" style:font-size-asian="16pt" style:font-weight-asian="normal" style:font-size-complex="16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032988" officeooo:paragraph-rsid="001def06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style="italic" fo:font-weight="normal" officeooo:rsid="0020bbfa" officeooo:paragraph-rsid="001def06" style:font-size-asian="12pt" style:font-style-asian="italic" style:font-weight-asian="normal" style:font-size-complex="12pt" style:font-style-complex="italic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fo:font-weight="normal" officeooo:rsid="002f014d" officeooo:paragraph-rsid="002f014d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style="italic" fo:font-weight="bold" officeooo:rsid="002e9f8a" officeooo:paragraph-rsid="002e9f8a" style:font-size-asian="14pt" style:font-style-asian="italic" style:font-weight-asian="bold" style:font-size-complex="14pt" style:font-style-complex="italic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2f014d" officeooo:paragraph-rsid="002f014d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8pt" fo:font-style="italic" fo:font-weight="bold" officeooo:rsid="002e9f8a" officeooo:paragraph-rsid="002e9f8a" style:font-size-asian="18pt" style:font-style-asian="italic" style:font-weight-asian="bold" style:font-size-complex="18pt" style:font-style-complex="italic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weight="bold" officeooo:rsid="002e9f8a" officeooo:paragraph-rsid="002e9f8a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weight="bold" officeooo:rsid="0030dc66" officeooo:paragraph-rsid="0030dc66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6pt" fo:font-weight="bold" officeooo:rsid="0001b504" officeooo:paragraph-rsid="0001b504" style:font-size-asian="16pt" style:font-weight-asian="bold" style:font-size-complex="16pt" style:font-weight-complex="bold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officeooo:rsid="002ca271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font-size="12pt" fo:font-weight="normal" officeooo:rsid="002ca271" style:font-size-asian="12pt" style:font-weight-asian="normal" style:font-size-complex="12pt" style:font-weight-complex="normal"/>
    </style:style>
    <style:style style:name="T5" style:family="text">
      <style:text-properties fo:font-size="12pt" fo:font-weight="normal" officeooo:rsid="002e2fa4" style:font-size-asian="12pt" style:font-weight-asian="normal" style:font-size-complex="12pt" style:font-weight-complex="normal"/>
    </style:style>
    <style:style style:name="T6" style:family="text">
      <style:text-properties fo:font-size="12pt" fo:font-weight="normal" officeooo:rsid="002f014d" style:font-size-asian="12pt" style:font-weight-asian="normal" style:font-size-complex="12pt" style:font-weight-complex="normal"/>
    </style:style>
    <style:style style:name="T7" style:family="text">
      <style:text-properties fo:font-size="12pt" fo:font-weight="normal" officeooo:rsid="0030dc66" style:font-size-asian="12pt" style:font-weight-asian="normal" style:font-size-complex="12pt" style:font-weight-complex="normal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officeooo:rsid="00287fb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Olden Benchmarks Suite</text:p>
      <text:p text:style-name="P1"/>
      <text:p text:style-name="P4"><text:span text:style-name="T1">Benchmarks</text:span></text:p>
      <text:p text:style-name="P6"/>
      <text:p text:style-name="P6"><text:span text:style-name="T9">bh, bisort, em3d, health, mst, perimeter, power, treeadd, tsp, voronoi</text:span></text:p>
      <text:p text:style-name="P4"/>
      <text:p text:style-name="P5"><text:span text:style-name="T2">O</text:span>verview</text:p>
      <text:p text:style-name="P7"><text:span text:style-name="T8"/></text:p>
      <text:p text:style-name="P8"><text:span text:style-name="T3">Benchmarks </text:span><text:span text:style-name="T8">bisort</text:span><text:span text:style-name="T3">, </text:span><text:span text:style-name="T8">perimeter</text:span><text:span text:style-name="T3"> and </text:span><text:span text:style-name="T8">power</text:span><text:span text:style-name="T3"> </text:span><text:span text:style-name="T4">resemble each other </text:span><text:span text:style-name="T5">in the sense that they compare </text:span><text:span text:style-name="T3">running time (performance) of various implementations based on different data structures. E</text:span><text:span text:style-name="T6">ach benchmark of these three implements its computational problem with different data structures and compares the resulting running time. </text:span><text:span text:style-name="T7">The experiment is called feasibility study and set in feasibility.cpp file of each benchmark directory.</text:span></text:p>
      <text:p text:style-name="P8"><text:span text:style-name="T6"/></text:p>
      <text:p text:style-name="P9"><text:span text:style-name="T3">bisort - Bitonic sorting algorithm problem</text:span></text:p>
      <text:p text:style-name="P9"><text:span text:style-name="T3"/></text:p>
      <text:p text:style-name="P9"><text:span text:style-name="T3">Binary tree</text:span></text:p>
      <text:p text:style-name="P9"><text:span text:style-name="T3">The sequence which is being sorted </text:span></text:p>
      <text:p text:style-name="P9"><text:span text:style-name="T3"/></text:p>
      <text:p text:style-name="P9"><text:span text:style-name="T3"/></text:p>
      <text:p text:style-name="P2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5T14:20:39.342885420</meta:creation-date>
    <dc:date>2019-11-14T13:46:44.146854748</dc:date>
    <meta:editing-duration>PT22H17M49S</meta:editing-duration>
    <meta:editing-cycles>21</meta:editing-cycles>
    <meta:generator>LibreOffice/6.1.4.2$Linux_X86_64 LibreOffice_project/10$Build-2</meta:generator>
    <meta:document-statistic meta:table-count="0" meta:image-count="0" meta:object-count="0" meta:page-count="1" meta:paragraph-count="8" meta:word-count="88" meta:character-count="620" meta:non-whitespace-character-count="539"/>
  </office:meta>
</office:document-meta>
</file>